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50000012CEFC18248E5AD8F4D.png" manifest:media-type="image/png"/>
  <manifest:file-entry manifest:full-path="Pictures/100002010000032F0000002528923F8CA93F50E3.png" manifest:media-type="image/png"/>
  <manifest:file-entry manifest:full-path="Pictures/100002010000012C0000012CAE6F04C3E4407794.png" manifest:media-type="image/png"/>
  <manifest:file-entry manifest:full-path="Pictures/100002010000032F0000036117D5FB82217DB1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ra1" svg:font-family="Lora" style:font-adornments="Regular"/>
    <style:font-face style:name="Arial1" svg:font-family="Arial" style:font-family-generic="swiss"/>
    <style:font-face style:name="Verdana" svg:font-family="Verdana" style:font-adornments="Regular" style:font-family-generic="swiss"/>
    <style:font-face style:name="Lora2" svg:font-family="Lora" style:font-pitch="variable"/>
    <style:font-face style:name="Lora" svg:font-family="Lor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HeaderTable1" style:family="table">
      <style:table-properties style:width="18.415cm" table:align="margins" fo:background-color="transparent">
        <style:background-image/>
      </style:table-properties>
    </style:style>
    <style:style style:name="HeaderTable1.A" style:family="table-column">
      <style:table-column-properties style:column-width="4.604cm" style:rel-column-width="16383*"/>
    </style:style>
    <style:style style:name="HeaderTable1.D" style:family="table-column">
      <style:table-column-properties style:column-width="4.604cm" style:rel-column-width="16386*"/>
    </style:style>
    <style:style style:name="HeaderTable1.1" style:family="table-row">
      <style:table-row-properties fo:background-color="transparent">
        <style:background-image/>
      </style:table-row-properties>
    </style:style>
    <style:style style:name="Header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ntentsTable1" style:family="table">
      <style:table-properties style:width="6.036cm" style:rel-width="100%" table:align="left" fo:background-color="transparent">
        <style:background-image/>
      </style:table-properties>
    </style:style>
    <style:style style:name="ContentsTable1.A" style:family="table-column">
      <style:table-column-properties style:column-width="6.036cm" style:rel-column-width="3422*"/>
    </style:style>
    <style:style style:name="ContentsTable1.1" style:family="table-row">
      <style:table-row-properties fo:background-color="transparent">
        <style:background-image/>
      </style:table-row-properties>
    </style:style>
    <style:style style:name="ContentsTable1.A1" style:family="table-cell">
      <style:table-cell-properties fo:background-color="transparent" fo:padding="0cm" fo:border="none" style:writing-mode="page">
        <style:background-image xlink:href="Pictures/100002010000032F0000002528923F8CA93F50E3.png" xlink:type="simple" xlink:actuate="onLoad" style:repeat="stretch"/>
      </style:table-cell-properties>
    </style:style>
    <style:style style:name="ContentsTable1.2" style:family="table-row">
      <style:table-row-properties style:min-row-height="0.51cm" fo:background-color="transparent">
        <style:background-image/>
      </style:table-row-properties>
    </style:style>
    <style:style style:name="ContentsTable1.A2" style:family="table-cell">
      <style:table-cell-properties fo:background-color="transparent" fo:padding="0cm" fo:border="none" style:writing-mode="page">
        <style:background-image xlink:href="Pictures/100002010000032F0000036117D5FB82217DB18C.png" xlink:type="simple" xlink:actuate="onLoad" style:repeat="stretch"/>
      </style:table-cell-properties>
    </style:style>
    <style:style style:name="Table1" style:family="table">
      <style:table-properties style:width="6.036cm" style:rel-width="100%" fo:break-before="column" table:align="left" fo:background-color="transparent">
        <style:background-image/>
      </style:table-properties>
    </style:style>
    <style:style style:name="Table1.A" style:family="table-column">
      <style:table-column-properties style:column-width="6.036cm" style:rel-column-width="342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cm" fo:border="none" style:writing-mode="page">
        <style:background-image xlink:href="Pictures/100002010000032F0000002528923F8CA93F50E3.png" xlink:type="simple" xlink:actuate="onLoad" style:repeat="stretch"/>
      </style:table-cell-properties>
    </style:style>
    <style:style style:name="Table1.2" style:family="table-row">
      <style:table-row-properties style:min-row-height="0.51cm" fo:background-color="transparent">
        <style:background-image/>
      </style:table-row-properties>
    </style:style>
    <style:style style:name="Table1.A2" style:family="table-cell">
      <style:table-cell-properties fo:background-color="transparent" fo:padding="0cm" fo:border="none" style:writing-mode="page">
        <style:background-image xlink:href="Pictures/100002010000032F0000036117D5FB82217DB18C.png" xlink:type="simple" xlink:actuate="onLoad" style:repeat="stretch"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.64cm"/>
          <style:tab-stop style:position="1.896cm"/>
        </style:tab-stops>
      </style:paragraph-properties>
      <style:text-properties fo:color="#000000" style:text-outline="false" style:text-line-through-style="none" style:text-line-through-type="none" style:font-name="Lora2" fo:font-size="14pt" fo:font-style="normal" fo:text-shadow="none" style:text-underline-style="none" fo:font-weight="normal" officeooo:paragraph-rsid="0016b71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2" fo:font-size="10pt" fo:font-style="normal" fo:text-shadow="none" style:text-underline-style="none" fo:font-weight="normal" officeooo:rsid="001aec4a" officeooo:paragraph-rsid="001c4f4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2" fo:font-size="10pt" fo:font-style="normal" fo:text-shadow="none" style:text-underline-style="none" fo:font-weight="normal" officeooo:rsid="001cbe1f" officeooo:paragraph-rsid="001cbe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2" fo:font-size="6pt" fo:font-style="normal" fo:text-shadow="none" style:text-underline-style="none" fo:font-weight="normal" officeooo:rsid="001aec4a" officeooo:paragraph-rsid="001aec4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2" fo:font-size="6pt" fo:font-style="normal" fo:text-shadow="none" style:text-underline-style="none" fo:font-weight="normal" officeooo:rsid="001c4f49" officeooo:paragraph-rsid="001c4f4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break-before="column"/>
      <style:text-properties officeooo:paragraph-rsid="0020800e"/>
    </style:style>
    <style:style style:name="P10" style:family="paragraph" style:parent-style-name="Standard">
      <style:text-properties officeooo:paragraph-rsid="0020800e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0.64cm"/>
          <style:tab-stop style:position="1.896cm"/>
        </style:tab-stops>
      </style:paragraph-properties>
      <style:text-properties fo:color="#000000" style:text-outline="false" style:text-line-through-style="none" style:text-line-through-type="none" style:font-name="Lora2" fo:font-size="10pt" fo:font-style="normal" fo:text-shadow="none" style:text-underline-style="none" fo:font-weight="normal" officeooo:paragraph-rsid="0022d7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>
        <style:tab-stops>
          <style:tab-stop style:position="0.64cm"/>
          <style:tab-stop style:position="1.896cm"/>
        </style:tab-stops>
      </style:paragraph-properties>
      <style:text-properties fo:color="#000000" style:text-outline="false" style:text-line-through-style="none" style:text-line-through-type="none" style:font-name="Lora2" fo:font-size="10pt" fo:font-style="normal" fo:text-shadow="none" style:text-underline-style="none" fo:font-weight="normal" officeooo:paragraph-rsid="002457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2" fo:font-size="10pt" fo:font-style="normal" fo:text-shadow="none" style:text-underline-style="none" fo:font-weight="normal" officeooo:rsid="001fc2f9" officeooo:paragraph-rsid="002039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0.64cm"/>
          <style:tab-stop style:position="1.896cm"/>
        </style:tab-stops>
      </style:paragraph-properties>
      <style:text-properties fo:color="#000000" style:text-outline="false" style:text-line-through-style="none" style:text-line-through-type="none" style:font-name="Lora2" fo:font-size="14pt" fo:font-style="normal" fo:text-shadow="none" style:text-underline-style="none" fo:font-weight="normal" officeooo:paragraph-rsid="0020800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>
        <style:tab-stops>
          <style:tab-stop style:position="0.64cm"/>
          <style:tab-stop style:position="2.073cm"/>
          <style:tab-stop style:position="3.33cm"/>
        </style:tab-stops>
      </style:paragraph-properties>
      <style:text-properties fo:color="#000000" style:text-outline="false" style:text-line-through-style="none" style:text-line-through-type="none" style:font-name="Lora2" fo:font-size="8pt" fo:font-style="normal" fo:text-shadow="none" style:text-underline-style="none" fo:font-weight="normal" officeooo:rsid="00120fab" officeooo:paragraph-rsid="0020800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>
        <style:tab-stops>
          <style:tab-stop style:position="0.64cm"/>
          <style:tab-stop style:position="2.073cm"/>
          <style:tab-stop style:position="3.175cm"/>
        </style:tab-stops>
      </style:paragraph-properties>
      <style:text-properties fo:color="#000000" style:text-outline="false" style:text-line-through-style="none" style:text-line-through-type="none" style:font-name="Lora2" fo:font-size="8pt" fo:font-style="normal" fo:text-shadow="none" style:text-underline-style="none" fo:font-weight="normal" officeooo:paragraph-rsid="0020800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0.64cm"/>
          <style:tab-stop style:position="1.896cm"/>
        </style:tab-stops>
      </style:paragraph-properties>
      <style:text-properties fo:color="#000000" style:text-outline="false" style:text-line-through-style="none" style:text-line-through-type="none" style:font-name="Lora2" fo:font-size="8pt" fo:font-style="normal" fo:text-shadow="none" style:text-underline-style="none" fo:font-weight="normal" officeooo:paragraph-rsid="0022d7e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>
        <style:tab-stops>
          <style:tab-stop style:position="0.64cm"/>
          <style:tab-stop style:position="1.896cm"/>
        </style:tab-stops>
      </style:paragraph-properties>
      <style:text-properties fo:color="#000000" style:text-outline="false" style:text-line-through-style="none" style:text-line-through-type="none" style:font-name="Lora2" fo:font-size="8pt" fo:font-style="normal" fo:text-shadow="none" style:text-underline-style="none" fo:font-weight="normal" officeooo:paragraph-rsid="002457b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>
        <style:tab-stops>
          <style:tab-stop style:position="1.743cm"/>
        </style:tab-stops>
      </style:paragraph-properties>
      <style:text-properties fo:color="#000000" style:text-outline="false" style:text-line-through-style="none" style:text-line-through-type="none" style:font-name="Lora2" fo:font-size="12pt" fo:font-style="normal" fo:text-shadow="none" style:text-underline-style="none" fo:font-weight="bold" officeooo:rsid="000fd52f" officeooo:paragraph-rsid="00120f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>
        <style:tab-stops>
          <style:tab-stop style:position="1.743cm"/>
        </style:tab-stops>
      </style:paragraph-properties>
      <style:text-properties fo:color="#000000" style:text-outline="false" style:text-line-through-style="none" style:text-line-through-type="none" style:font-name="Lora2" fo:font-size="12pt" fo:font-style="normal" fo:text-shadow="none" style:text-underline-style="none" fo:font-weight="bold" officeooo:rsid="000fd52f" officeooo:paragraph-rsid="002080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>
        <style:tab-stops>
          <style:tab-stop style:position="1.743cm"/>
        </style:tab-stops>
      </style:paragraph-properties>
      <style:text-properties fo:color="#000000" style:text-outline="false" style:text-line-through-style="none" style:text-line-through-type="none" style:font-name="Lora2" fo:font-size="6pt" fo:font-style="normal" fo:text-shadow="none" style:text-underline-style="none" fo:font-weight="normal" officeooo:paragraph-rsid="00120fab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>
        <style:tab-stops>
          <style:tab-stop style:position="0.64cm"/>
          <style:tab-stop style:position="2.073cm"/>
          <style:tab-stop style:position="3.33cm"/>
        </style:tab-stops>
      </style:paragraph-properties>
      <style:text-properties fo:color="#000000" style:text-outline="false" style:text-line-through-style="none" style:text-line-through-type="none" style:font-name="Lora2" fo:font-size="6pt" fo:font-style="normal" fo:text-shadow="none" style:text-underline-style="none" fo:font-weight="normal" officeooo:paragraph-rsid="0016b71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>
        <style:tab-stops>
          <style:tab-stop style:position="0.64cm"/>
          <style:tab-stop style:position="2.073cm"/>
          <style:tab-stop style:position="3.33cm"/>
        </style:tab-stops>
      </style:paragraph-properties>
      <style:text-properties fo:color="#000000" style:text-outline="false" style:text-line-through-style="none" style:text-line-through-type="none" style:font-name="Lora2" fo:font-size="6pt" fo:font-style="normal" fo:text-shadow="none" style:text-underline-style="none" fo:font-weight="normal" officeooo:rsid="00120fab" officeooo:paragraph-rsid="0016b71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>
        <style:tab-stops>
          <style:tab-stop style:position="0.64cm"/>
          <style:tab-stop style:position="2.073cm"/>
          <style:tab-stop style:position="3.33cm"/>
        </style:tab-stops>
      </style:paragraph-properties>
      <style:text-properties fo:color="#000000" style:text-outline="false" style:text-line-through-style="none" style:text-line-through-type="none" style:font-name="Lora2" fo:font-size="6pt" fo:font-style="normal" fo:text-shadow="none" style:text-underline-style="none" fo:font-weight="normal" officeooo:rsid="00120fab" officeooo:paragraph-rsid="0020800e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ora2" fo:font-size="6pt" fo:font-style="normal" fo:text-shadow="none" style:text-underline-style="none" fo:font-weight="normal" officeooo:rsid="000fd52f" officeooo:paragraph-rsid="000a8c80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>
        <style:tab-stops>
          <style:tab-stop style:position="1.743cm"/>
        </style:tab-stops>
      </style:paragraph-properties>
      <style:text-properties fo:color="#000000" style:text-outline="false" style:text-line-through-style="none" style:text-line-through-type="none" style:font-name="Lora2" fo:font-size="6pt" fo:font-style="normal" fo:text-shadow="none" style:text-underline-style="none" fo:font-weight="normal" officeooo:rsid="000fd52f" officeooo:paragraph-rsid="0020800e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20800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>
      <style:paragraph-properties fo:text-align="start"/>
      <style:text-properties style:font-name="Verdana"/>
    </style:style>
    <style:style style:name="P2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0" style:family="paragraph">
      <style:paragraph-properties fo:text-align="start"/>
      <style:text-properties style:font-name="Lora1" fo:font-size="10pt" fo:font-weight="bold"/>
    </style:style>
    <style:style style:name="P31" style:family="paragraph">
      <style:paragraph-properties fo:text-align="start"/>
    </style:style>
    <style:style style:name="P32" style:family="paragraph">
      <style:paragraph-properties fo:text-align="start"/>
      <style:text-properties style:text-line-through-style="none" style:text-line-through-type="none" style:font-name="Verdana" fo:font-size="8pt" fo:font-style="normal" style:text-underline-style="none"/>
    </style:style>
    <style:style style:name="T1" style:family="text">
      <style:text-properties officeooo:rsid="00120f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0fab" style:font-weight-asian="bold" style:font-weight-complex="bold"/>
    </style:style>
    <style:style style:name="T4" style:family="text">
      <style:text-properties fo:font-weight="bold" officeooo:rsid="0016b719" style:font-weight-asian="bold" style:font-weight-complex="bold"/>
    </style:style>
    <style:style style:name="T5" style:family="text">
      <style:text-properties fo:font-weight="bold" officeooo:rsid="0022d7e8" style:font-weight-asian="bold" style:font-weight-complex="bold"/>
    </style:style>
    <style:style style:name="T6" style:family="text">
      <style:text-properties fo:font-size="6pt" officeooo:rsid="001c4f49" style:font-size-asian="6pt" style:font-size-complex="6pt"/>
    </style:style>
    <style:style style:name="T7" style:family="text">
      <style:text-properties officeooo:rsid="002039e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style:text-outline="false" style:text-line-through-style="none" style:text-line-through-type="none" style:font-name="Lor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or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" style:family="text">
      <style:text-properties officeooo:rsid="0020800e"/>
    </style:style>
    <style:style style:name="T12" style:family="text">
      <style:text-properties officeooo:rsid="0021f41e"/>
    </style:style>
    <style:style style:name="T13" style:family="text">
      <style:text-properties fo:font-size="8pt" fo:font-weight="bold" officeooo:rsid="0022d7e8" style:font-size-asian="7pt" style:font-weight-asian="bold" style:font-size-complex="8pt" style:font-weight-complex="bold"/>
    </style:style>
    <style:style style:name="T14" style:family="text">
      <style:text-properties officeooo:rsid="0022d7e8"/>
    </style:style>
    <style:style style:name="T15" style:family="text">
      <style:text-properties officeooo:rsid="0016b719"/>
    </style:style>
    <style:style style:name="T16" style:family="text">
      <style:text-properties officeooo:rsid="002457b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152cm">
          <style:column style:rel-width="21845*" fo:start-indent="0cm" fo:end-indent="0.076cm"/>
          <style:column style:rel-width="21845*" fo:start-indent="0.076cm" fo:end-indent="0.076cm"/>
          <style:column style:rel-width="21845*" fo:start-indent="0.076cm" fo:end-indent="0cm"/>
        </style:columns>
      </style:section-properties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listbox form:name="StrDropdown" form:control-implementation="ooo:com.sun.star.form.component.ListBox" xml:id="control1" form:id="control1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DexDropdown" form:control-implementation="ooo:com.sun.star.form.component.ListBox" xml:id="control2" form:id="control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ConDropdown" form:control-implementation="ooo:com.sun.star.form.component.ListBox" xml:id="control3" form:id="control3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WisDropdown" form:control-implementation="ooo:com.sun.star.form.component.ListBox" xml:id="control4" form:id="control4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IntDropdown" form:control-implementation="ooo:com.sun.star.form.component.ListBox" xml:id="control5" form:id="control5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listbox form:name="ChaDropdown" form:control-implementation="ooo:com.sun.star.form.component.ListBox" xml:id="control6" form:id="control6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Your score determines your modifier. Add your modifier to your dice rolls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  0:    -5"/>
            <form:option form:label="   1:    -5"/>
            <form:option form:label="   2:    -4"/>
            <form:option form:label="   3:    -4"/>
            <form:option form:label="   4:    -3"/>
            <form:option form:label="   5:    -3"/>
            <form:option form:label="   6:    -2"/>
            <form:option form:label="   7:    -2"/>
            <form:option form:label="   8:    -1"/>
            <form:option form:label="   9:    -1"/>
            <form:option form:label="  10:    +0" form:current-selected="true" form:selected="true"/>
            <form:option form:label="  11:    +0"/>
            <form:option form:label="  12:    +1"/>
            <form:option form:label="  13:    +1"/>
            <form:option form:label="  14:    +2"/>
            <form:option form:label="  15:    +2"/>
            <form:option form:label="  16:    +3"/>
            <form:option form:label="  17:    +3"/>
            <form:option form:label="  18:    +4"/>
            <form:option form:label="  19:    +4"/>
            <form:option form:label="  20:    +5"/>
            <form:option form:label="  21:    +5"/>
            <form:option form:label="  22:    +6"/>
            <form:option form:label="  23:    +6"/>
            <form:option form:label="  24:    +7"/>
            <form:option form:label="  25:    +7"/>
            <form:option form:label="  26:    +8"/>
            <form:option form:label="  27:    +8"/>
            <form:option form:label="  28:    +9"/>
            <form:option form:label="  29:    +9"/>
            <form:option form:label="  30:   +10"/>
          </form:listbox>
          <form:text form:name="PlayerNam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haract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lassLevel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periencePoints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Inspiration" form:control-implementation="ooo:com.sun.star.form.component.CheckBox" xml:id="control11" form:id="control11" form:label="Inspirati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listbox form:name="ProfBonus" form:control-implementation="ooo:com.sun.star.form.component.ListBox" xml:id="control12" form:id="control1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+2" form:current-selected="true" form:selected="true"/>
            <form:option form:label="+3"/>
            <form:option form:label="+4"/>
            <form:option form:label="+5"/>
            <form:option form:label="+6"/>
          </form:listbox>
          <form:listbox form:name="InitiativeBonus" form:control-implementation="ooo:com.sun.star.form.component.ListBox" xml:id="control13" form:id="control13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-5"/>
            <form:option form:label="-4"/>
            <form:option form:label="-3"/>
            <form:option form:label="-2"/>
            <form:option form:label="-1"/>
            <form:option form:label="+0" form:current-selected="true" form:selected="true"/>
            <form:option form:label="+1"/>
            <form:option form:label="+2"/>
            <form:option form:label="+3"/>
            <form:option form:label="+4"/>
            <form:option form:label="+5"/>
            <form:option form:label="+6"/>
            <form:option form:label="+7"/>
            <form:option form:label="+8"/>
            <form:option form:label="+9"/>
            <form:option form:label="+10"/>
            <form:option form:label="+11"/>
            <form:option form:label="+12"/>
            <form:option form:label="+13"/>
            <form:option form:label="+14"/>
            <form:option form:label="+15"/>
          </form:listbox>
          <form:text form:name="Speeds" form:control-implementation="ooo:com.sun.star.form.component.TextField" xml:id="control14" form:id="control14" form:current-value="30 ft." form:value="30 ft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ac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ackground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Alignment" form:control-implementation="ooo:com.sun.star.form.component.ListBox" xml:id="control17" form:id="control17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Lawful Good"/>
            <form:option form:label="Neutral Good" form:current-selected="true" form:selected="true"/>
            <form:option form:label="Chaotic Good"/>
            <form:option form:label="Lawful Neutral"/>
            <form:option form:label="Neutral"/>
            <form:option form:label="Chaotic Neutral"/>
            <form:option form:label="Lawful Evil"/>
            <form:option form:label="Neutral Evil"/>
            <form:option form:label="Chaotic Evil"/>
            <form:option form:label="Unaligned"/>
          </form:listbox>
          <form:textarea form:name="Personality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Ideals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ond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laws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HeaderTable1" table:style-name="HeaderTable1">
        <table:table-column table:style-name="HeaderTable1.A" table:number-columns-repeated="3"/>
        <table:table-column table:style-name="HeaderTable1.D"/>
        <table:table-row table:style-name="HeaderTable1.1">
          <table:table-cell table:style-name="HeaderTable1.A1" office:value-type="string">
            <text:p text:style-name="P5"><text:span text:style-name="T6">Player<text:line-break/></text:span><draw:control text:anchor-type="as-char" draw:z-index="7" draw:name="Shape1" draw:style-name="gr1" draw:text-style-name="P29" svg:width="4.446cm" svg:height="0.509cm" draw:control="control7"/></text:p>
          </table:table-cell>
          <table:table-cell table:style-name="HeaderTable1.A1" office:value-type="string">
            <text:p text:style-name="P7">Name<text:line-break/><draw:control text:anchor-type="as-char" draw:z-index="8" draw:name="Shape3" draw:style-name="gr1" draw:text-style-name="P29" svg:width="4.421cm" svg:height="0.509cm" draw:control="control8"/></text:p>
          </table:table-cell>
          <table:table-cell table:style-name="HeaderTable1.A1" office:value-type="string">
            <text:p text:style-name="P7">Class &amp; Level<text:line-break/><draw:control text:anchor-type="as-char" draw:z-index="9" draw:name="Shape4" draw:style-name="gr1" draw:text-style-name="P29" svg:width="4.421cm" svg:height="0.509cm" draw:control="control9"/></text:p>
          </table:table-cell>
          <table:table-cell table:style-name="HeaderTable1.A1" office:value-type="string">
            <text:p text:style-name="P8">Experience Points<text:line-break/><draw:control text:anchor-type="as-char" draw:z-index="10" draw:name="Shape5" draw:style-name="gr1" draw:text-style-name="P29" svg:width="4.421cm" svg:height="0.509cm" draw:control="control10"/></text:p>
          </table:table-cell>
        </table:table-row>
        <table:table-row table:style-name="HeaderTable1.1">
          <table:table-cell table:style-name="HeaderTable1.A1" office:value-type="string">
            <text:p text:style-name="P4"><draw:control text:anchor-type="as-char" draw:z-index="11" draw:name="Shape6" draw:style-name="gr2" draw:text-style-name="P30" svg:width="2.77cm" svg:height="0.509cm" draw:control="control11"/></text:p>
          </table:table-cell>
          <table:table-cell table:style-name="HeaderTable1.A1" office:value-type="string">
            <text:p text:style-name="P6">Prof. Bonus: <draw:control text:anchor-type="as-char" draw:z-index="12" draw:name="Shape7" draw:style-name="gr1" draw:text-style-name="P31" svg:width="1.271cm" svg:height="0.509cm" draw:control="control12"/></text:p>
          </table:table-cell>
          <table:table-cell table:style-name="HeaderTable1.A1" table:number-columns-spanned="2" office:value-type="string">
            <text:p text:style-name="P13">Initiative: <draw:control text:anchor-type="as-char" draw:z-index="13" draw:name="Shape8" draw:style-name="gr3" draw:text-style-name="P31" svg:width="1.271cm" svg:height="0.511cm" draw:control="control13"/><text:tab/><text:span text:style-name="T7">Speed: </text:span><text:span text:style-name="T7"><draw:control text:anchor-type="as-char" draw:z-index="14" draw:name="Shape9" draw:style-name="gr3" draw:text-style-name="P29" svg:width="3.811cm" svg:height="0.511cm" draw:control="control14"/></text:span></text:p>
          </table:table-cell>
          <table:covered-table-cell/>
        </table:table-row>
      </table:table>
      <text:section text:style-name="Sect1" text:name="Section1">
        <table:table table:name="ContentsTable1" table:style-name="ContentsTable1">
          <table:table-column table:style-name="ContentsTable1.A"/>
          <table:table-row table:style-name="ContentsTable1.1">
            <table:table-cell table:style-name="ContentsTable1.A1" office:value-type="string">
              <text:p text:style-name="P2"/>
            </table:table-cell>
          </table:table-row>
          <table:table-row table:style-name="ContentsTable1.2">
            <table:table-cell table:style-name="ContentsTable1.A2" office:value-type="string">
              <text:p text:style-name="P19"><draw:frame draw:style-name="fr1" draw:name="Image1" text:anchor-type="paragraph" svg:x="0.575cm" svg:y="0.125cm" svg:width="0.945cm" svg:height="0.945cm" draw:z-index="0"><draw:image xlink:href="Pictures/100002010000012C0000012CAE6F04C3E4407794.png" xlink:type="simple" xlink:show="embed" xlink:actuate="onLoad" loext:mime-type="image/png"/></draw:frame><text:span text:style-name="T8"><text:tab/></text:span>Ability Scores</text:p>
              <text:p text:style-name="P21"><text:tab/>Mod. = (Score - 10) ÷ 2</text:p>
              <text:p text:style-name="P25"/>
              <text:p text:style-name="P3"><text:span text:style-name="T2"><text:tab/></text:span><text:span text:style-name="T4">STR</text:span><text:span text:style-name="T3"><text:tab/></text:span><text:span text:style-name="T1"><draw:control text:anchor-type="as-char" draw:z-index="1" draw:name="Shape2" draw:style-name="gr1" draw:text-style-name="P28" svg:width="3.176cm" svg:height="0.636cm" draw:control="control1"/></text:span></text:p>
              <text:p text:style-name="P23"><text:tab/>Strength<text:tab/>Score<text:tab/>Modifier</text:p>
              <text:p text:style-name="P3"><text:span text:style-name="T2"><text:tab/></text:span><text:span text:style-name="T4">DEX</text:span><text:span text:style-name="T3"><text:tab/></text:span><text:span text:style-name="T1"><draw:control text:anchor-type="as-char" draw:z-index="2" draw:name="Shape2" draw:style-name="gr1" draw:text-style-name="P28" svg:width="3.176cm" svg:height="0.636cm" draw:control="control2"/></text:span></text:p>
              <text:p text:style-name="P23"><text:tab/>Dexterity<text:tab/>Score<text:tab/>Modifier</text:p>
              <text:p text:style-name="P14"><text:span text:style-name="T2"><text:tab/></text:span><text:span text:style-name="T4">CON</text:span><text:span text:style-name="T3"><text:tab/></text:span><text:span text:style-name="T1"><draw:control text:anchor-type="as-char" draw:z-index="3" draw:name="Shape2" draw:style-name="gr1" draw:text-style-name="P28" svg:width="3.176cm" svg:height="0.636cm" draw:control="control3"/></text:span></text:p>
              <text:p text:style-name="P24"><text:tab/><text:span text:style-name="T11">Constitution</text:span><text:tab/>Score<text:tab/>Modifier</text:p>
              <text:p text:style-name="P14"><text:span text:style-name="T2"><text:tab/></text:span><text:span text:style-name="T4">WIS</text:span><text:span text:style-name="T3"><text:tab/></text:span><text:span text:style-name="T1"><draw:control text:anchor-type="as-char" draw:z-index="4" draw:name="Shape2" draw:style-name="gr1" draw:text-style-name="P28" svg:width="3.176cm" svg:height="0.636cm" draw:control="control4"/></text:span></text:p>
              <text:p text:style-name="P23"><text:tab/>Wisdom<text:tab/>Score<text:tab/>Modifier</text:p>
              <text:p text:style-name="P3"><text:span text:style-name="T2"><text:tab/></text:span><text:span text:style-name="T4">INT</text:span><text:span text:style-name="T3"><text:tab/></text:span><text:span text:style-name="T1"><draw:control text:anchor-type="as-char" draw:z-index="5" draw:name="Shape2" draw:style-name="gr1" draw:text-style-name="P28" svg:width="3.176cm" svg:height="0.636cm" draw:control="control5"/></text:span></text:p>
              <text:p text:style-name="P23"><text:tab/>Intelligence<text:tab/>Score<text:tab/>Modifier</text:p>
              <text:p text:style-name="P3"><text:span text:style-name="T2"><text:tab/></text:span><text:span text:style-name="T4">CHA</text:span><text:span text:style-name="T3"><text:tab/></text:span><text:span text:style-name="T1"><draw:control text:anchor-type="as-char" draw:z-index="6" draw:name="Shape2" draw:style-name="gr1" draw:text-style-name="P28" svg:width="3.176cm" svg:height="0.636cm" draw:control="control6"/></text:span></text:p>
              <text:p text:style-name="P22"><text:span text:style-name="T1"><text:tab/>Charisma<text:tab/>Score<text:tab/>Modifier</text:span></text:p>
              <text:p text:style-name="P22"/>
            </table:table-cell>
          </table:table-row>
          <table:table-row table:style-name="ContentsTable1.1">
            <table:table-cell table:style-name="ContentsTable1.A1" office:value-type="string">
              <text:p text:style-name="P2"/>
            </table:table-cell>
          </table:table-row>
        </table:table>
        <text:p text:style-name="Standard"/>
        <text:p text:style-name="Standard"/>
        <text:p text:style-name="Standard"/>
        <text:p text:style-name="Standard"><text:tab/></text:p>
        <text:p text:style-name="Standard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27"/>
            </table:table-cell>
          </table:table-row>
          <table:table-row table:style-name="Table1.2">
            <table:table-cell table:style-name="Table1.A2" office:value-type="string">
              <text:p text:style-name="P20"><draw:frame draw:style-name="fr1" draw:name="Image2" text:anchor-type="paragraph" svg:x="0.58cm" svg:y="0.131cm" svg:width="0.88cm" svg:height="0.951cm" draw:z-index="15"><draw:image xlink:href="Pictures/10000201000001150000012CEFC18248E5AD8F4D.png" xlink:type="simple" xlink:show="embed" xlink:actuate="onLoad" loext:mime-type="image/png"/></draw:frame><text:tab/><text:span text:style-name="T12">Identity</text:span></text:p>
              <text:p text:style-name="P26"/>
              <text:p text:style-name="P26"/>
              <text:p text:style-name="P17"><text:tab/><text:span text:style-name="T14">Race</text:span></text:p>
              <text:p text:style-name="P11"><text:tab/><draw:control text:anchor-type="as-char" draw:z-index="16" draw:name="Shape10" draw:style-name="gr3" draw:text-style-name="P29" svg:width="4.601cm" svg:height="0.511cm" draw:control="control15"/></text:p>
              <text:p text:style-name="P17"><text:tab/><text:span text:style-name="T14">Alignment</text:span></text:p>
              <text:p text:style-name="P11"><text:tab/><draw:control text:anchor-type="as-char" draw:z-index="18" draw:name="Shape11" draw:style-name="gr3" draw:text-style-name="P31" svg:width="4.601cm" svg:height="0.511cm" draw:control="control17"/></text:p>
              <text:p text:style-name="P17"><text:tab/><text:span text:style-name="T14">Background</text:span></text:p>
              <text:p text:style-name="P11"><text:tab/><draw:control text:anchor-type="as-char" draw:z-index="17" draw:name="Shape10" draw:style-name="gr3" draw:text-style-name="P29" svg:width="4.601cm" svg:height="0.511cm" draw:control="control16"/></text:p>
              <text:p text:style-name="P18"><text:tab/><text:span text:style-name="T16">Personality</text:span></text:p>
              <text:p text:style-name="P12"><text:tab/><draw:control text:anchor-type="as-char" draw:z-index="19" draw:name="Shape10" draw:style-name="gr3" draw:text-style-name="P32" svg:width="4.601cm" svg:height="1.271cm" draw:control="control18"/></text:p>
              <text:p text:style-name="P18"><text:tab/><text:span text:style-name="T16">Ideals</text:span></text:p>
              <text:p text:style-name="P12"><text:tab/><draw:control text:anchor-type="as-char" draw:z-index="20" draw:name="Shape10" draw:style-name="gr3" draw:text-style-name="P32" svg:width="4.601cm" svg:height="1.271cm" draw:control="control19"/></text:p>
              <text:p text:style-name="P18"><text:tab/><text:span text:style-name="T16">Bonds</text:span></text:p>
              <text:p text:style-name="P12"><text:tab/><draw:control text:anchor-type="as-char" draw:z-index="21" draw:name="Shape10" draw:style-name="gr3" draw:text-style-name="P32" svg:width="4.601cm" svg:height="1.271cm" draw:control="control20"/></text:p>
              <text:p text:style-name="P18"><text:tab/><text:span text:style-name="T16">Flaws</text:span></text:p>
              <text:p text:style-name="P12"><text:tab/><draw:control text:anchor-type="as-char" draw:z-index="22" draw:name="Shape10" draw:style-name="gr3" draw:text-style-name="P32" svg:width="4.601cm" svg:height="1.271cm" draw:control="control21"/></text:p>
              <text:p text:style-name="P16"/>
            </table:table-cell>
          </table:table-row>
          <table:table-row table:style-name="Table1.1">
            <table:table-cell table:style-name="Table1.A1" office:value-type="string">
              <text:p text:style-name="P27"/>
            </table:table-cell>
          </table:table-row>
        </table:table>
        <text:p text:style-name="P10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9"/>
        <text:p text:style-name="Standard"/>
        <text:p text:style-name="Standard"/>
      </text:section>
      <text:p text:style-name="P1"/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ra1" svg:font-family="Lora" style:font-adornments="Regular"/>
    <style:font-face style:name="Arial1" svg:font-family="Arial" style:font-family-generic="swiss"/>
    <style:font-face style:name="Verdana" svg:font-family="Verdana" style:font-adornments="Regular" style:font-family-generic="swiss"/>
    <style:font-face style:name="Lora2" svg:font-family="Lora" style:font-pitch="variable"/>
    <style:font-face style:name="Lora" svg:font-family="Lor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ora" fo:font-family="Lora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ora" fo:font-family="Lora" style:font-style-name="Regular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55cm" fo:page-height="27.94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7:22:24.281000000</meta:creation-date>
    <dc:date>2019-11-07T11:34:08.888000000</dc:date>
    <meta:editing-duration>PT3H43M42S</meta:editing-duration>
    <meta:editing-cycles>21</meta:editing-cycles>
    <meta:generator>LibreOffice/6.1.2.1$Windows_X86_64 LibreOffice_project/65905a128db06ba48db947242809d14d3f9a93fe</meta:generator>
    <meta:document-statistic meta:table-count="3" meta:image-count="2" meta:object-count="0" meta:page-count="3" meta:paragraph-count="37" meta:word-count="52" meta:character-count="371" meta:non-whitespace-character-count="304"/>
  </office:meta>
</office:document-meta>
</file>